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3"/>
          <table:table-cell table:style-name="ce1" office:value-type="string" calcext:value-type="string">
            <text:p>Tipping Ai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29]-[.H29]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[.E30]-[.H3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31]=[.D31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31]-[.H31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E32]-[.H3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33]-[.H33]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34]-[.H3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35]-[.H35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formula="of:=[.E36]-[.H36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37]-[.H37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E38]-[.H38]"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39]-[.H39]" office:value-type="float" office:value="-23" calcext:value-type="float">
            <text:p>-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F40]=[.D40];1;0)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formula="of:=[.E40]-[.H40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41]=[.D41]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41]-[.H41]" office:value-type="float" office:value="-69" calcext:value-type="float">
            <text:p>-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42]=[.D42]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E42]-[.H42]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43]=[.D43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3]-[.H4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44]=[.D44];1;0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44]-[.H4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F45]=[.D45]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5]-[.H45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46]=[.D46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6]-[.H4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IF([.F47]=[.D47];1;0)" office:value-type="float" office:value="0" calcext:value-type="float">
            <text:p>0</text:p>
          </table:table-cell>
          <table:table-cell/>
          <table:table-cell table:formula="of:=[.E47]-[.H47]" office:value-type="float" office:value="-19" calcext:value-type="float">
            <text:p>-1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IF([.F48]=[.D48];1;0)" office:value-type="float" office:value="0" calcext:value-type="float">
            <text:p>0</text:p>
          </table:table-cell>
          <table:table-cell/>
          <table:table-cell table:formula="of:=[.E48]-[.H48]" office:value-type="float" office:value="-14" calcext:value-type="float">
            <text:p>-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F49]=[.D49];1;0)" office:value-type="float" office:value="1" calcext:value-type="float">
            <text:p>1</text:p>
          </table:table-cell>
          <table:table-cell/>
          <table:table-cell table:formula="of:=[.E49]-[.H49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F50]=[.D50];1;0)" office:value-type="float" office:value="1" calcext:value-type="float">
            <text:p>1</text:p>
          </table:table-cell>
          <table:table-cell/>
          <table:table-cell table:formula="of:=[.E50]-[.H50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IF([.F51]=[.D51];1;0)" office:value-type="float" office:value="0" calcext:value-type="float">
            <text:p>0</text:p>
          </table:table-cell>
          <table:table-cell/>
          <table:table-cell table:formula="of:=[.E51]-[.H51]" office:value-type="float" office:value="-13" calcext:value-type="float">
            <text:p>-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F52]=[.D52];1;0)" office:value-type="float" office:value="1" calcext:value-type="float">
            <text:p>1</text:p>
          </table:table-cell>
          <table:table-cell/>
          <table:table-cell table:formula="of:=[.E52]-[.H52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/>
          <table:table-cell table:formula="of:=IF([.F53]=[.D53];1;0)" office:value-type="float" office:value="0" calcext:value-type="float">
            <text:p>0</text:p>
          </table:table-cell>
          <table:table-cell/>
          <table:table-cell table:formula="of:=[.E53]-[.H53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F54]=[.D54];1;0)" office:value-type="float" office:value="1" calcext:value-type="float">
            <text:p>1</text:p>
          </table:table-cell>
          <table:table-cell/>
          <table:table-cell table:formula="of:=[.E54]-[.H5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55]=[.D55];1;0)" office:value-type="float" office:value="1" calcext:value-type="float">
            <text:p>1</text:p>
          </table:table-cell>
          <table:table-cell/>
          <table:table-cell table:formula="of:=[.E55]-[.H55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6]=[.D56];1;0)" office:value-type="float" office:value="1" calcext:value-type="float">
            <text:p>1</text:p>
          </table:table-cell>
          <table:table-cell/>
          <table:table-cell table:formula="of:=[.E56]-[.H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1]=[.D61];1;0)" office:value-type="float" office:value="1" calcext:value-type="float">
            <text:p>1</text:p>
          </table:table-cell>
          <table:table-cell/>
          <table:table-cell table:formula="of:=[.E61]-[.H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 style:data-style-name="N2" text:time-value="17:01:18.38481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3-04-20T17:10:07.054047086</dc:date>
    <dc:creator>Mitchell Gill</dc:creator>
    <meta:editing-duration>P8DT20H15M25S</meta:editing-duration>
    <meta:editing-cycles>23</meta:editing-cycles>
    <meta:generator>LibreOffice/6.4.7.2$Linux_X86_64 LibreOffice_project/40$Build-2</meta:generator>
    <meta:document-statistic meta:table-count="1" meta:cell-count="849" meta:object-count="0"/>
  </office:meta>
</office:document-meta>
</file>